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6.608cm" fo:min-width="4.834cm"/>
    </style:style>
    <style:style style:name="gr2" style:family="graphic" style:parent-style-name="standard">
      <style:graphic-properties draw:stroke="none" svg:stroke-color="#000000" draw:fill="none" draw:fill-color="#ffffff" fo:min-height="0.893cm"/>
    </style:style>
    <style:style style:name="gr3" style:family="graphic" style:parent-style-name="standard">
      <style:graphic-properties draw:stroke="none" svg:stroke-color="#000000" draw:fill="none" draw:fill-color="#ffffff" fo:min-height="0.56cm"/>
    </style:style>
    <style:style style:name="gr4" style:family="graphic" style:parent-style-name="standard">
      <style:graphic-properties draw:stroke="none" svg:stroke-color="#000000" draw:fill="none" draw:fill-color="#ffffff" fo:min-height="1.195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2.036cm" fo:min-width="4.58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782cm" fo:min-width="4.58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34cm" svg:height="6.858cm" svg:x="2.651cm" svg:y="3.41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175cm" svg:height="1.143cm" svg:x="2.905cm" svg:y="3.54cm">
          <draw:text-box>
            <text:p>Block</text:p>
          </draw:text-box>
        </draw:frame>
        <draw:frame draw:style-name="gr3" draw:text-style-name="P2" draw:layer="layout" svg:width="3.048cm" svg:height="0.81cm" svg:x="2.905cm" svg:y="4.508cm">
          <draw:text-box>
            <text:p><text:span text:style-name="T1">Header</text:span></text:p>
          </draw:text-box>
        </draw:frame>
        <draw:frame draw:style-name="gr4" draw:text-style-name="P3" draw:layer="layout" svg:width="4.699cm" svg:height="1.445cm" svg:x="2.905cm" svg:y="7.477cm">
          <draw:text-box>
            <text:p><text:span text:style-name="T2">Transactions</text:span></text:p>
          </draw:text-box>
        </draw:frame>
        <draw:custom-shape draw:style-name="gr5" draw:text-style-name="P1" draw:layer="layout" svg:width="5.08cm" svg:height="2.286cm" svg:x="2.778cm" svg:y="5.19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048cm" svg:height="0.81cm" svg:x="2.905cm" svg:y="5.318cm">
          <draw:text-box>
            <text:p><text:span text:style-name="T1">hash</text:span></text:p>
          </draw:text-box>
        </draw:frame>
        <draw:frame draw:style-name="gr3" draw:text-style-name="P2" draw:layer="layout" svg:width="3.048cm" svg:height="0.81cm" svg:x="2.905cm" svg:y="5.905cm">
          <draw:text-box>
            <text:p><text:span text:style-name="T1">prev_hash</text:span></text:p>
          </draw:text-box>
        </draw:frame>
        <draw:frame draw:style-name="gr3" draw:text-style-name="P2" draw:layer="layout" svg:width="3.048cm" svg:height="0.81cm" svg:x="2.905cm" svg:y="6.413cm">
          <draw:text-box>
            <text:p><text:span text:style-name="T1">...</text:span></text:p>
          </draw:text-box>
        </draw:frame>
        <draw:custom-shape draw:style-name="gr6" draw:text-style-name="P1" draw:layer="layout" svg:width="5.08cm" svg:height="2.032cm" svg:x="2.778cm" svg:y="8.11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048cm" svg:height="0.81cm" svg:x="2.778cm" svg:y="8.064cm">
          <draw:text-box>
            <text:p><text:span text:style-name="T1">...</text:span></text:p>
          </draw:text-box>
        </draw:frame>
        <draw:frame draw:style-name="gr3" draw:text-style-name="P2" draw:layer="layout" svg:width="3.048cm" svg:height="0.81cm" svg:x="2.778cm" svg:y="8.62cm">
          <draw:text-box>
            <text:p><text:span text:style-name="T1">...</text:span></text:p>
          </draw:text-box>
        </draw:frame>
        <draw:frame draw:style-name="gr3" draw:text-style-name="P2" draw:layer="layout" svg:width="3.048cm" svg:height="0.81cm" svg:x="2.905cm" svg:y="6.413cm">
          <draw:text-box>
            <text:p><text:span text:style-name="T1">...</text:span></text:p>
          </draw:text-box>
        </draw:frame>
        <draw:frame draw:style-name="gr3" draw:text-style-name="P2" draw:layer="layout" svg:width="3.048cm" svg:height="0.81cm" svg:x="2.778cm" svg:y="9.128cm">
          <draw:text-box>
            <text:p><text:span text:style-name="T1">...</text:span></text:p>
          </draw:text-box>
        </draw:frame>
        <draw:line draw:style-name="gr7" draw:text-style-name="P1" draw:layer="layout" svg:x1="2.651cm" svg:y1="4.302cm" svg:x2="7.985cm" svg:y2="4.302cm">
          <text:p/>
        </draw:line>
        <draw:custom-shape draw:style-name="gr1" draw:text-style-name="P1" draw:layer="layout" svg:width="5.334cm" svg:height="6.858cm" svg:x="9.917cm" svg:y="3.44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175cm" svg:height="1.143cm" svg:x="10.171cm" svg:y="3.572cm">
          <draw:text-box>
            <text:p>Block</text:p>
          </draw:text-box>
        </draw:frame>
        <draw:frame draw:style-name="gr3" draw:text-style-name="P2" draw:layer="layout" svg:width="3.048cm" svg:height="0.81cm" svg:x="10.171cm" svg:y="4.54cm">
          <draw:text-box>
            <text:p><text:span text:style-name="T1">Header</text:span></text:p>
          </draw:text-box>
        </draw:frame>
        <draw:frame draw:style-name="gr4" draw:text-style-name="P3" draw:layer="layout" svg:width="4.699cm" svg:height="1.445cm" svg:x="10.171cm" svg:y="7.509cm">
          <draw:text-box>
            <text:p><text:span text:style-name="T2">Transactions</text:span></text:p>
          </draw:text-box>
        </draw:frame>
        <draw:custom-shape draw:style-name="gr5" draw:text-style-name="P1" draw:layer="layout" svg:width="5.08cm" svg:height="2.286cm" svg:x="10.044cm" svg:y="5.22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048cm" svg:height="0.81cm" svg:x="10.171cm" svg:y="5.35cm">
          <draw:text-box>
            <text:p><text:span text:style-name="T1">hash</text:span></text:p>
          </draw:text-box>
        </draw:frame>
        <draw:frame draw:style-name="gr3" draw:text-style-name="P2" draw:layer="layout" svg:width="3.048cm" svg:height="0.81cm" svg:x="10.171cm" svg:y="5.937cm">
          <draw:text-box>
            <text:p><text:span text:style-name="T1">prev_hash</text:span></text:p>
          </draw:text-box>
        </draw:frame>
        <draw:frame draw:style-name="gr3" draw:text-style-name="P2" draw:layer="layout" svg:width="3.048cm" svg:height="0.81cm" svg:x="10.171cm" svg:y="6.445cm">
          <draw:text-box>
            <text:p><text:span text:style-name="T1">...</text:span></text:p>
          </draw:text-box>
        </draw:frame>
        <draw:custom-shape draw:style-name="gr6" draw:text-style-name="P1" draw:layer="layout" svg:width="5.08cm" svg:height="2.032cm" svg:x="10.044cm" svg:y="8.14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048cm" svg:height="0.81cm" svg:x="10.044cm" svg:y="8.096cm">
          <draw:text-box>
            <text:p><text:span text:style-name="T1">...</text:span></text:p>
          </draw:text-box>
        </draw:frame>
        <draw:frame draw:style-name="gr3" draw:text-style-name="P2" draw:layer="layout" svg:width="3.048cm" svg:height="0.81cm" svg:x="10.044cm" svg:y="8.652cm">
          <draw:text-box>
            <text:p><text:span text:style-name="T1">...</text:span></text:p>
          </draw:text-box>
        </draw:frame>
        <draw:frame draw:style-name="gr3" draw:text-style-name="P2" draw:layer="layout" svg:width="3.048cm" svg:height="0.81cm" svg:x="10.171cm" svg:y="6.445cm">
          <draw:text-box>
            <text:p><text:span text:style-name="T1">...</text:span></text:p>
          </draw:text-box>
        </draw:frame>
        <draw:frame draw:style-name="gr3" draw:text-style-name="P2" draw:layer="layout" svg:width="3.048cm" svg:height="0.81cm" svg:x="10.044cm" svg:y="9.16cm">
          <draw:text-box>
            <text:p><text:span text:style-name="T1">...</text:span></text:p>
          </draw:text-box>
        </draw:frame>
        <draw:line draw:style-name="gr7" draw:text-style-name="P1" draw:layer="layout" svg:x1="9.917cm" svg:y1="4.334cm" svg:x2="15.251cm" svg:y2="4.334cm">
          <text:p/>
        </draw:line>
        <draw:custom-shape draw:style-name="gr1" draw:text-style-name="P1" draw:layer="layout" svg:width="5.334cm" svg:height="6.858cm" svg:x="17.129cm" svg:y="3.41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175cm" svg:height="1.143cm" svg:x="17.383cm" svg:y="3.54cm">
          <draw:text-box>
            <text:p>Block</text:p>
          </draw:text-box>
        </draw:frame>
        <draw:frame draw:style-name="gr3" draw:text-style-name="P2" draw:layer="layout" svg:width="3.048cm" svg:height="0.81cm" svg:x="17.383cm" svg:y="4.508cm">
          <draw:text-box>
            <text:p><text:span text:style-name="T1">Header</text:span></text:p>
          </draw:text-box>
        </draw:frame>
        <draw:frame draw:style-name="gr4" draw:text-style-name="P3" draw:layer="layout" svg:width="4.699cm" svg:height="1.445cm" svg:x="17.383cm" svg:y="7.477cm">
          <draw:text-box>
            <text:p><text:span text:style-name="T2">Transactions</text:span></text:p>
          </draw:text-box>
        </draw:frame>
        <draw:custom-shape draw:style-name="gr5" draw:text-style-name="P1" draw:layer="layout" svg:width="5.08cm" svg:height="2.286cm" svg:x="17.256cm" svg:y="5.19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048cm" svg:height="0.81cm" svg:x="17.383cm" svg:y="5.318cm">
          <draw:text-box>
            <text:p><text:span text:style-name="T1">hash</text:span></text:p>
          </draw:text-box>
        </draw:frame>
        <draw:frame draw:style-name="gr3" draw:text-style-name="P2" draw:layer="layout" svg:width="3.048cm" svg:height="0.81cm" svg:x="17.383cm" svg:y="5.905cm">
          <draw:text-box>
            <text:p><text:span text:style-name="T1">prev_hash</text:span></text:p>
          </draw:text-box>
        </draw:frame>
        <draw:frame draw:style-name="gr3" draw:text-style-name="P2" draw:layer="layout" svg:width="3.048cm" svg:height="0.81cm" svg:x="17.383cm" svg:y="6.413cm">
          <draw:text-box>
            <text:p><text:span text:style-name="T1">...</text:span></text:p>
          </draw:text-box>
        </draw:frame>
        <draw:custom-shape draw:style-name="gr6" draw:text-style-name="P1" draw:layer="layout" svg:width="5.08cm" svg:height="2.032cm" svg:x="17.256cm" svg:y="8.11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048cm" svg:height="0.81cm" svg:x="17.256cm" svg:y="8.064cm">
          <draw:text-box>
            <text:p><text:span text:style-name="T1">...</text:span></text:p>
          </draw:text-box>
        </draw:frame>
        <draw:frame draw:style-name="gr3" draw:text-style-name="P2" draw:layer="layout" svg:width="3.048cm" svg:height="0.81cm" svg:x="17.256cm" svg:y="8.62cm">
          <draw:text-box>
            <text:p><text:span text:style-name="T1">...</text:span></text:p>
          </draw:text-box>
        </draw:frame>
        <draw:frame draw:style-name="gr3" draw:text-style-name="P2" draw:layer="layout" svg:width="3.048cm" svg:height="0.81cm" svg:x="17.383cm" svg:y="6.413cm">
          <draw:text-box>
            <text:p><text:span text:style-name="T1">...</text:span></text:p>
          </draw:text-box>
        </draw:frame>
        <draw:frame draw:style-name="gr3" draw:text-style-name="P2" draw:layer="layout" svg:width="3.048cm" svg:height="0.81cm" svg:x="17.256cm" svg:y="9.128cm">
          <draw:text-box>
            <text:p><text:span text:style-name="T1">...</text:span></text:p>
          </draw:text-box>
        </draw:frame>
        <draw:line draw:style-name="gr7" draw:text-style-name="P1" draw:layer="layout" svg:x1="17.129cm" svg:y1="4.302cm" svg:x2="22.463cm" svg:y2="4.302cm">
          <text:p/>
        </draw:line>
        <draw:line draw:style-name="gr8" draw:text-style-name="P1" draw:layer="layout" svg:x1="5.445cm" svg:y1="5.572cm" svg:x2="9.763cm" svg:y2="6.207cm">
          <text:p/>
        </draw:line>
        <draw:line draw:style-name="gr8" draw:text-style-name="P1" draw:layer="layout" svg:x1="12.684cm" svg:y1="5.699cm" svg:x2="17.002cm" svg:y2="6.207cm">
          <text:p/>
        </draw:line>
        <draw:line draw:style-name="gr8" draw:text-style-name="P1" draw:layer="layout" svg:x1="1.508cm" svg:y1="5.953cm" svg:x2="2.524cm" svg:y2="6.20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6T16:39:49.713375999</meta:creation-date>
    <meta:generator>LibreOffice/6.0.3.2$Linux_X86_64 LibreOffice_project/00m0$Build-2</meta:generator>
    <dc:date>2018-05-16T22:07:13.507033182</dc:date>
    <meta:editing-duration>PT5H16M31S</meta:editing-duration>
    <meta:editing-cycles>3</meta:editing-cycles>
    <meta:document-statistic meta:object-count="45"/>
  </office:meta>
</office:document-meta>
</file>